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10000036AE29365F0E4C4F2E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6.962cm" svg:height="23.126cm" draw:z-index="0"><draw:image xlink:href="Pictures/10000000000002810000036AE29365F0E4C4F2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19:25:45.814000000</meta:creation-date>
    <dc:date>2024-11-24T19:49:01.382000000</dc:date>
    <meta:editing-duration>PT23M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